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style:contextual-spacing="false" fo:line-height="115%" fo:text-align="center" style:justify-single-word="false"/>
    </style:style>
    <style:style style:name="P2" style:family="paragraph" style:parent-style-name="Normal_20__28_Web_29_">
      <style:paragraph-properties fo:margin-top="0cm" fo:margin-bottom="0cm" style:contextual-spacing="false" fo:line-height="115%"/>
    </style:style>
    <style:style style:name="P3" style:family="paragraph" style:parent-style-name="Normal_20__28_Web_29_">
      <style:paragraph-properties fo:margin-top="0cm" fo:margin-bottom="0cm" style:contextual-spacing="false" fo:line-height="115%" fo:text-align="center" style:justify-single-word="false"/>
      <style:text-properties fo:color="#000000" loext:opacity="100%" style:font-name="Courier New" style:font-name-complex="Courier New1"/>
    </style:style>
    <style:style style:name="P4" style:family="paragraph" style:parent-style-name="Normal_20__28_Web_29_">
      <style:paragraph-properties fo:margin-top="0cm" fo:margin-bottom="0cm" style:contextual-spacing="false" fo:line-height="115%" fo:text-align="center" style:justify-single-word="false"/>
      <style:text-properties style:font-name="Courier New" style:font-name-complex="Courier New1"/>
    </style:style>
    <style:style style:name="P5" style:family="paragraph" style:parent-style-name="Standard">
      <style:text-properties style:font-name="Courier New" fo:font-size="12pt" style:font-name-asian="Courier New1" style:font-size-asian="12pt" style:font-name-complex="Courier New1" style:font-size-complex="12pt"/>
    </style:style>
    <style:style style:name="P6" style:family="paragraph" style:parent-style-name="Standard">
      <style:paragraph-properties fo:text-align="center" style:justify-single-word="false"/>
      <style:text-properties style:font-name="Courier New" fo:font-size="12pt" style:font-name-asian="Courier New1" style:font-size-asian="12pt" style:font-name-complex="Courier New1" style:font-size-complex="12pt"/>
    </style:style>
    <style:style style:name="P7" style:family="paragraph" style:parent-style-name="Standard">
      <style:text-properties fo:color="#3c4043" loext:opacity="100%" style:font-name="Roboto" fo:font-size="12pt" fo:font-style="italic" style:font-name-asian="Roboto1" style:font-size-asian="12pt" style:font-style-asian="italic" style:font-name-complex="Roboto1" style:font-size-complex="12pt" fo:background-color="#ffffff"/>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loext:opacity="100%" style:font-name="Courier New" fo:font-size="12pt" style:font-size-asian="12pt" style:font-name-complex="Courier New1" style:font-size-complex="12pt"/>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paragraph-properties fo:margin-left="0.106cm" fo:margin-right="0cm" fo:margin-top="0cm" fo:margin-bottom="0.035cm" style:contextual-spacing="false" fo:text-indent="0cm" style:auto-text-indent="false"/>
      <style:text-properties style:font-name="Courier New" fo:font-size="12pt" fo:font-style="italic" fo:font-weight="bold" style:font-name-asian="Courier New1" style:font-size-asian="12pt" style:font-style-asian="italic" style:font-weight-asian="bold" style:font-name-complex="Courier New1" style:font-size-complex="12pt"/>
    </style:style>
    <style:style style:name="P12" style:family="paragraph" style:parent-style-name="Standard">
      <style:paragraph-properties fo:margin-left="0.106cm" fo:margin-right="0cm" fo:margin-top="0cm" fo:margin-bottom="0.035cm" style:contextual-spacing="false" fo:text-align="center" style:justify-single-word="false" fo:text-indent="0cm" style:auto-text-indent="false"/>
      <style:text-properties style:font-name="Courier New" fo:font-size="12pt" fo:font-style="italic" fo:font-weight="bold" style:font-name-asian="Courier New1" style:font-size-asian="12pt" style:font-style-asian="italic" style:font-weight-asian="bold" style:font-name-complex="Courier New1" style:font-size-complex="12pt"/>
    </style:style>
    <style:style style:name="P13" style:family="paragraph" style:parent-style-name="Standard">
      <style:paragraph-properties fo:margin-left="0.106cm" fo:margin-right="0cm" fo:margin-top="0cm" fo:margin-bottom="0.035cm" style:contextual-spacing="false" fo:text-align="center" style:justify-single-word="false" fo:text-indent="0cm" style:auto-text-indent="false"/>
      <style:text-properties style:font-name="Courier New" fo:font-size="12pt" style:font-name-asian="Courier New1" style:font-size-asian="12pt" style:font-name-complex="Courier New1" style:font-size-complex="12pt"/>
    </style:style>
    <style:style style:name="P14" style:family="paragraph" style:parent-style-name="Standard">
      <style:paragraph-properties fo:margin-left="0.106cm" fo:margin-right="0cm" fo:margin-top="0cm" fo:margin-bottom="0.035cm" style:contextual-spacing="false" fo:text-align="center" style:justify-single-word="false" fo:text-indent="0cm" style:auto-text-indent="false"/>
    </style:style>
    <style:style style:name="P15" style:family="paragraph" style:parent-style-name="Standard">
      <style:paragraph-properties fo:margin-left="0.106cm" fo:margin-right="0cm" fo:text-align="center" style:justify-single-word="false" fo:text-indent="0cm" style:auto-text-indent="false"/>
    </style:style>
    <style:style style:name="P16" style:family="paragraph" style:parent-style-name="Standard">
      <style:paragraph-properties fo:margin-left="0.106cm" fo:margin-right="0cm" fo:text-align="center" style:justify-single-word="false" fo:text-indent="0cm" style:auto-text-indent="false"/>
      <style:text-properties style:font-name="Courier New" fo:font-size="12pt" fo:font-style="italic" style:font-name-asian="Courier New1" style:font-size-asian="12pt" style:font-style-asian="italic" style:font-name-complex="Courier New1" style:font-size-complex="12pt"/>
    </style:style>
    <style:style style:name="P17" style:family="paragraph" style:parent-style-name="Standard">
      <style:paragraph-properties fo:margin-left="0.106cm" fo:margin-right="0cm" fo:text-indent="0cm" style:auto-text-indent="false"/>
      <style:text-properties style:font-name="Courier New" fo:font-size="12pt" style:font-name-asian="Courier New1" style:font-size-asian="12pt" style:font-name-complex="Courier New1" style:font-size-complex="12pt"/>
    </style:style>
    <style:style style:name="P18" style:family="paragraph" style:parent-style-name="Standard">
      <style:paragraph-properties fo:margin-left="0.106cm" fo:margin-right="0cm" fo:text-align="center" style:justify-single-word="false" fo:text-indent="0cm" style:auto-text-indent="false"/>
      <style:text-properties style:font-name="Courier New" fo:font-size="12pt" style:font-name-asian="Courier New1" style:font-size-asian="12pt" style:font-name-complex="Courier New1" style:font-size-complex="12pt"/>
    </style:style>
    <style:style style:name="P19" style:family="paragraph" style:parent-style-name="Standard">
      <style:paragraph-properties fo:margin-left="0.106cm" fo:margin-right="0cm" fo:text-align="center" style:justify-single-word="false" fo:text-indent="0cm" style:auto-text-indent="false"/>
      <style:text-properties style:font-name="Courier New" fo:font-size="12pt" fo:font-weight="bold" style:font-name-asian="Courier New1" style:font-size-asian="12pt" style:font-weight-asian="bold" style:font-name-complex="Courier New1" style:font-size-complex="12pt"/>
    </style:style>
    <style:style style:name="P20" style:family="paragraph" style:parent-style-name="Standard">
      <style:paragraph-properties fo:margin-left="0.141cm" fo:margin-right="0cm" fo:text-align="center" style:justify-single-word="false" fo:text-indent="0cm" style:auto-text-indent="false"/>
    </style:style>
    <style:style style:name="P21" style:family="paragraph" style:parent-style-name="Standard">
      <style:paragraph-properties fo:margin-left="0.141cm" fo:margin-right="0cm" fo:text-align="center" style:justify-single-word="false" fo:text-indent="0cm" style:auto-text-indent="false"/>
      <style:text-properties style:font-name="Courier New" fo:font-size="12pt" style:font-name-asian="Courier New1" style:font-size-asian="12pt" style:font-name-complex="Courier New1" style:font-size-complex="12pt"/>
    </style:style>
    <style:style style:name="P22" style:family="paragraph" style:parent-style-name="Standard">
      <style:paragraph-properties fo:margin-left="0.141cm" fo:margin-right="0cm" fo:margin-top="0cm" fo:margin-bottom="0.035cm" style:contextual-spacing="false" fo:text-align="center" style:justify-single-word="false" fo:text-indent="0cm" style:auto-text-indent="false"/>
    </style:style>
    <style:style style:name="P23" style:family="paragraph" style:parent-style-name="Standard">
      <style:paragraph-properties fo:margin-left="0.141cm" fo:margin-right="0cm" fo:margin-top="0cm" fo:margin-bottom="0.035cm" style:contextual-spacing="false" fo:text-align="center" style:justify-single-word="false" fo:text-indent="0cm" style:auto-text-indent="false"/>
      <style:text-properties style:font-name="Courier New" fo:font-size="12pt" style:font-name-asian="Courier New1" style:font-size-asian="12pt" style:font-name-complex="Courier New1" style:font-size-complex="12pt"/>
    </style:style>
    <style:style style:name="P24" style:family="paragraph" style:parent-style-name="Standard">
      <style:paragraph-properties fo:margin-left="0.176cm" fo:margin-right="0cm" fo:text-align="center" style:justify-single-word="false" fo:text-indent="-0.035cm" style:auto-text-indent="false"/>
    </style:style>
    <style:style style:name="P25" style:family="paragraph" style:parent-style-name="Standard">
      <style:paragraph-properties fo:margin-left="0.176cm" fo:margin-right="0cm" fo:text-align="center" style:justify-single-word="false" fo:text-indent="-0.035cm" style:auto-text-indent="false"/>
      <style:text-properties style:font-name="Courier New" fo:font-size="12pt" style:font-name-asian="Courier New1" style:font-size-asian="12pt" style:font-name-complex="Courier New1" style:font-size-complex="12pt"/>
    </style:style>
    <style:style style:name="P26" style:family="paragraph" style:parent-style-name="Standard">
      <style:paragraph-properties fo:margin-left="6.35cm" fo:margin-right="0cm" fo:margin-top="0cm" fo:margin-bottom="0.106cm" style:contextual-spacing="false" fo:text-indent="1.27cm" style:auto-text-indent="false"/>
    </style:style>
    <style:style style:name="P27" style:family="paragraph" style:parent-style-name="Standard">
      <style:paragraph-properties fo:margin-left="0.353cm" fo:margin-right="0cm" fo:text-align="center" style:justify-single-word="false" fo:text-indent="0cm" style:auto-text-indent="false"/>
    </style:style>
    <style:style style:name="P28" style:family="paragraph" style:parent-style-name="Standard">
      <style:paragraph-properties fo:margin-left="0.353cm" fo:margin-right="0cm" fo:text-align="center" style:justify-single-word="false" fo:text-indent="0cm" style:auto-text-indent="false"/>
      <style:text-properties style:font-name="Courier New" fo:font-size="12pt" style:font-name-asian="Courier New1" style:font-size-asian="12pt" style:font-name-complex="Courier New1" style:font-size-complex="12pt"/>
    </style:style>
    <style:style style:name="P29" style:family="paragraph" style:parent-style-name="Standard">
      <style:paragraph-properties fo:margin-left="0.353cm" fo:margin-right="0cm" fo:text-align="center" style:justify-single-word="false" fo:text-indent="0cm" style:auto-text-indent="false"/>
      <style:text-properties style:font-name="Courier New" fo:font-size="12pt" fo:font-style="italic" style:font-name-asian="Courier New1" style:font-size-asian="12pt" style:font-style-asian="italic" style:font-name-complex="Courier New1" style:font-size-complex="12pt"/>
    </style:style>
    <style:style style:name="P30" style:family="paragraph" style:parent-style-name="Standard">
      <style:paragraph-properties fo:margin-left="0.529cm" fo:margin-right="0cm" fo:text-align="center" style:justify-single-word="false" fo:text-indent="0cm" style:auto-text-indent="false"/>
    </style:style>
    <style:style style:name="P31" style:family="paragraph" style:parent-style-name="Standard">
      <style:paragraph-properties fo:margin-left="0.318cm" fo:margin-right="0cm" fo:text-align="center" style:justify-single-word="false" fo:text-indent="0cm" style:auto-text-indent="false"/>
    </style:style>
    <style:style style:name="P32" style:family="paragraph" style:parent-style-name="Standard">
      <style:paragraph-properties fo:margin-left="0.318cm" fo:margin-right="0cm" fo:text-align="center" style:justify-single-word="false" fo:text-indent="0cm" style:auto-text-indent="false"/>
      <style:text-properties style:font-name="Courier New" fo:font-size="12pt" style:font-name-asian="Courier New1" style:font-size-asian="12pt" style:font-name-complex="Courier New1" style:font-size-complex="12pt"/>
    </style:style>
    <style:style style:name="P33" style:family="paragraph" style:parent-style-name="Standard">
      <style:paragraph-properties fo:margin-left="0.318cm" fo:margin-right="0cm" fo:margin-top="0cm" fo:margin-bottom="0.035cm" style:contextual-spacing="false" fo:text-align="center" style:justify-single-word="false" fo:text-indent="0cm" style:auto-text-indent="false"/>
    </style:style>
    <style:style style:name="P34" style:family="paragraph" style:parent-style-name="Standard">
      <style:paragraph-properties fo:margin-top="0cm" fo:margin-bottom="0.106cm" style:contextual-spacing="false" fo:text-align="center" style:justify-single-word="false"/>
    </style:style>
    <style:style style:name="P35" style:family="paragraph" style:parent-style-name="Standard">
      <style:paragraph-properties fo:margin-left="0.741cm" fo:margin-right="0cm" fo:text-align="center" style:justify-single-word="false" fo:text-indent="0cm" style:auto-text-indent="false"/>
    </style:style>
    <style:style style:name="P36" style:family="paragraph" style:parent-style-name="Standard">
      <style:paragraph-properties fo:margin-left="0.423cm" fo:margin-right="0cm" fo:text-align="center" style:justify-single-word="false" fo:text-indent="0cm" style:auto-text-indent="false"/>
    </style:style>
    <style:style style:name="P37" style:family="paragraph" style:parent-style-name="Standard">
      <style:paragraph-properties fo:margin-left="0.388cm" fo:margin-right="0cm" fo:text-align="center" style:justify-single-word="false" fo:text-indent="-0.035cm" style:auto-text-indent="false"/>
    </style:style>
    <style:style style:name="P38" style:family="paragraph" style:parent-style-name="Standard">
      <style:paragraph-properties fo:margin-left="0cm" fo:margin-right="0cm" fo:margin-top="0cm" fo:margin-bottom="0.035cm" style:contextual-spacing="false" fo:text-align="center" style:justify-single-word="false" fo:text-indent="1.27cm" style:auto-text-indent="false"/>
    </style:style>
    <style:style style:name="P39" style:family="paragraph" style:parent-style-name="Standard">
      <style:paragraph-properties fo:margin-top="0cm" fo:margin-bottom="0.035cm" style:contextual-spacing="false"/>
      <style:text-properties style:font-name="Courier New" fo:font-size="12pt" style:font-name-asian="Courier New1" style:font-size-asian="12pt" style:font-name-complex="Courier New1" style:font-size-complex="12pt"/>
    </style:style>
    <style:style style:name="P40" style:family="paragraph" style:parent-style-name="Standard">
      <style:paragraph-properties fo:margin-top="0cm" fo:margin-bottom="0.035cm" style:contextual-spacing="false" fo:text-align="center" style:justify-single-word="false"/>
      <style:text-properties style:font-name="Courier New" fo:font-size="12pt" style:font-name-asian="Courier New1" style:font-size-asian="12pt" style:font-name-complex="Courier New1" style:font-size-complex="12pt"/>
    </style:style>
    <style:style style:name="P41" style:family="paragraph" style:parent-style-name="Standard">
      <style:paragraph-properties fo:margin-top="0cm" fo:margin-bottom="0.035cm" style:contextual-spacing="false" fo:text-align="center" style:justify-single-word="false"/>
    </style:style>
    <style:style style:name="P42" style:family="paragraph" style:parent-style-name="Title" style:master-page-name="Standard">
      <style:paragraph-properties fo:text-align="center" style:justify-single-word="false" style:page-number="1"/>
    </style:style>
    <style:style style:name="T1" style:family="text">
      <style:text-properties style:font-name="Courier New" fo:font-size="18pt" style:font-size-asian="18pt" style:font-name-complex="Courier New1" style:font-size-complex="18pt"/>
    </style:style>
    <style:style style:name="T2" style:family="text">
      <style:text-properties style:font-name="Courier New" fo:font-size="12pt" fo:font-style="italic" fo:font-weight="bold" style:font-name-asian="Courier New1" style:font-size-asian="12pt" style:font-style-asian="italic" style:font-weight-asian="bold" style:font-name-complex="Courier New1" style:font-size-complex="12pt"/>
    </style:style>
    <style:style style:name="T3" style:family="text">
      <style:text-properties style:font-name="Courier New" fo:font-size="12pt" fo:font-style="italic" style:font-name-asian="Courier New1" style:font-size-asian="12pt" style:font-style-asian="italic" style:font-name-complex="Courier New1" style:font-size-complex="12pt"/>
    </style:style>
    <style:style style:name="T4" style:family="text">
      <style:text-properties style:font-name="Courier New" fo:font-size="12pt" style:font-name-asian="Courier New1" style:font-size-asian="12pt" style:font-name-complex="Courier New1" style:font-size-complex="12pt"/>
    </style:style>
    <style:style style:name="T5" style:family="text">
      <style:text-properties style:font-name="Courier New" fo:font-size="12pt" style:font-name-asian="Courier New1" style:font-size-asian="12pt" style:font-name-complex="Courier New1" style:font-size-complex="12pt" fo:background-color="#ffffff"/>
    </style:style>
    <style:style style:name="T6" style:family="text">
      <style:text-properties style:font-name="Courier New" fo:font-size="12pt" fo:language="fr" fo:country="FR" style:font-name-asian="Courier New1" style:font-size-asian="12pt" style:font-name-complex="Courier New1" style:font-size-complex="12pt"/>
    </style:style>
    <style:style style:name="T7" style:family="text">
      <style:text-properties style:font-name="Courier New" fo:font-size="12pt" fo:language="fr" fo:country="FR" style:font-size-asian="12pt" style:font-name-complex="Courier New1" style:font-size-complex="12pt"/>
    </style:style>
    <style:style style:name="T8" style:family="text">
      <style:text-properties style:font-name="Courier New" fo:font-size="12pt" fo:font-weight="bold" style:font-name-asian="Courier New1" style:font-size-asian="12pt" style:font-weight-asian="bold" style:font-name-complex="Courier New1" style:font-size-complex="12pt"/>
    </style:style>
    <style:style style:name="T9" style:family="text">
      <style:text-properties style:font-name="Courier New" style:font-name-complex="Courier New1"/>
    </style:style>
    <style:style style:name="T10" style:family="text">
      <style:text-properties fo:color="#3c4043" loext:opacity="100%" style:font-name="Courier New" fo:font-size="12pt" fo:font-style="italic" fo:font-weight="bold" style:font-name-asian="Courier New1" style:font-size-asian="12pt" style:font-style-asian="italic" style:font-weight-asian="bold" style:font-name-complex="Courier New1" style:font-size-complex="12pt" fo:background-color="#ffffff"/>
    </style:style>
    <style:style style:name="T11" style:family="text">
      <style:text-properties fo:color="#3c4043" loext:opacity="100%" style:font-name="Roboto" fo:font-size="12pt" fo:font-style="italic" fo:font-weight="bold" style:font-name-asian="Roboto1" style:font-size-asian="12pt" style:font-style-asian="italic" style:font-weight-asian="bold" style:font-name-complex="Roboto1" style:font-size-complex="12pt" fo:background-color="#ffffff"/>
    </style:style>
    <style:style style:name="T12" style:family="text">
      <style:text-properties fo:font-size="12pt" style:font-size-asian="12pt" style:font-size-complex="12pt"/>
    </style:style>
    <style:style style:name="T13" style:family="text">
      <style:text-properties fo:color="#000000" loext:opacity="100%" style:font-name="Courier New" fo:font-size="12pt" style:font-size-asian="12pt" style:font-name-complex="Courier New1" style:font-size-complex="12pt"/>
    </style:style>
    <style:style style:name="T14" style:family="text">
      <style:text-properties fo:color="#000000" loext:opacity="100%" style:font-name="Courier New"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1">Appuyez sur la touche étoile, Transcription de l’épisode 2 : Jeanne et Jamal</text:span></text:p>
      <text:p text:style-name="P11"/>
      <text:p text:style-name="P14"><text:span text:style-name="T2">Dans un aéroport en Amérique du sud, </text:span></text:p>
      <text:p text:style-name="P14"><text:span text:style-name="T2">deux personnes discutent en espagnol. </text:span></text:p>
      <text:p text:style-name="P14"><text:span text:style-name="T2">L’employée d’une compagnie aérienne annonce à une voyageuse qu’elle ne pourra pas prendre l’avion sans pass sanitaire. </text:span></text:p>
      <text:p text:style-name="P14"><text:span text:style-name="T2">On entend cette voyageuse passer un appel.</text:span></text:p>
      <text:p text:style-name="P5"/>
      <text:p text:style-name="P14"><text:span text:style-name="T4">JAMAL</text:span></text:p>
      <text:p text:style-name="P14"><text:span text:style-name="T4">Allo ? </text:span></text:p>
      <text:p text:style-name="P13"/>
      <text:p text:style-name="P14"><text:span text:style-name="T4">JEANNE</text:span></text:p>
      <text:p text:style-name="P14"><text:span text:style-name="T4">Allo Jamal ? C’est Jeanne !</text:span></text:p>
      <text:p text:style-name="P13"/>
      <text:p text:style-name="P14"><text:span text:style-name="T4">JAMAL</text:span></text:p>
      <text:p text:style-name="P20"><text:span text:style-name="T4">Jeanne ! Hey ! Comment elle va mon aventurière préférée ?</text:span></text:p>
      <text:p text:style-name="P5"/>
      <text:p text:style-name="P14"><text:span text:style-name="T4">JEANNE</text:span></text:p>
      <text:p text:style-name="P20"><text:span text:style-name="T4">Oh merci mon dieu, tu décroches ! </text:span></text:p>
      <text:p text:style-name="P21"/>
      <text:p text:style-name="P20"><text:span text:style-name="T4">JAMAL</text:span></text:p>
      <text:p text:style-name="P20"><text:span text:style-name="T4">Mais c’est quoi ce numéro chelou ? Tu m’appelles d’où là ? </text:span></text:p>
      <text:p text:style-name="P21"/>
      <text:p text:style-name="P20"><text:span text:style-name="T4">JEANNE </text:span></text:p>
      <text:p text:style-name="P20"><text:span text:style-name="T4">Oui oui, je t’appelle d’une cabine téléphonique c’est normal !</text:span></text:p>
      <text:p text:style-name="P5"/>
      <text:p text:style-name="P14"><text:span text:style-name="T4">JAMAL</text:span></text:p>
      <text:p text:style-name="P14"><text:span text:style-name="T4">Haha ok d’accord, donc t’es en vacances dans les </text:span><text:span text:style-name="T6">années</text:span><text:span text:style-name="T4"> 90 </text:span></text:p>
      <text:p text:style-name="P14"><text:span text:style-name="T4">c’est ça ? </text:span></text:p>
      <text:p text:style-name="P5"/>
      <text:p text:style-name="P14"><text:span text:style-name="T4">JEANNE</text:span></text:p>
      <text:p text:style-name="P15"><text:span text:style-name="T4">Non non mais Jamal, je t’arrête tout de suite ! C’est pas drôle du tout ! C’est une urgence !</text:span></text:p>
      <text:p text:style-name="P5"/>
      <text:p text:style-name="P14"><text:span text:style-name="T4">JAMAL</text:span></text:p>
      <text:p text:style-name="P20"><text:span text:style-name="T4">Ah, pardon… Qu’est-ce qui se passe ? Ça va ?</text:span></text:p>
      <text:p text:style-name="P5"/>
      <text:p text:style-name="P14"><text:span text:style-name="T4">JEANNE</text:span></text:p>
      <text:p text:style-name="P20"><text:soft-page-break/><text:span text:style-name="T4">Oui oui ça va, je vais bien mais je suis bloquée à l’aéroport de Bogota là… je ne peux pas rentrer à Paris.</text:span></text:p>
      <text:p text:style-name="P5"/>
      <text:p text:style-name="P14"><text:span text:style-name="T4">JAMAL</text:span></text:p>
      <text:p text:style-name="P15"><text:span text:style-name="T4">T’es bloquée en Colombie?</text:span></text:p>
      <text:p text:style-name="P5"/>
      <text:p text:style-name="P14"><text:span text:style-name="T4">JEANNE</text:span></text:p>
      <text:p text:style-name="P24"><text:span text:style-name="T4">Oui ! Enfin non pas encore ! Ecoute mon avion part dans 45 minutes et j’ai besoin de prouver que j’ai bien le pass sanitaire pour voyager, le problème c’est que j’ai perdu mon portable hier, et du coup j’ai plus internet </text:span></text:p>
      <text:p text:style-name="P25"/>
      <text:p text:style-name="P24"><text:span text:style-name="T4">JAMAL</text:span></text:p>
      <text:p text:style-name="P24"><text:span text:style-name="T4"><text:s/>Aie oui ok je vois le souci! D'où la cabine… d’accord</text:span></text:p>
      <text:p text:style-name="P25"/>
      <text:p text:style-name="P24"><text:span text:style-name="T4">JEANNE</text:span></text:p>
      <text:p text:style-name="P24"><text:span text:style-name="T4">Oui, voilà ! Bon en gros j’ai besoin de récupérer une attestation sur le site de la sécu, et de l’envoyer à une des nanas de la compagnie aérienne qui a eu pitié de moi.. Mais j’ai pas beaucoup de temps tu vois, elle m’attend devant la sécurité avant l’embarquement. Est-ce que tu peux m’aider s’il te plaît ?</text:span></text:p>
      <text:p text:style-name="P5"/>
      <text:p text:style-name="P14"><text:span text:style-name="T4">JAMAL</text:span></text:p>
      <text:p text:style-name="P20"><text:span text:style-name="T4">Bien sûr que je peux t’aider, mais t’as pas internet ? Elle peut pas te prêter un téléphone ? Ça irait plus vite !</text:span></text:p>
      <text:p text:style-name="P21"/>
      <text:p text:style-name="P26"><text:span text:style-name="T4">JEANNE</text:span></text:p>
      <text:p text:style-name="P27"><text:span text:style-name="T4">J’ai déjà son mail, c’est pas mal... t’as cru que c’était ma pote ou quoi ? </text:span></text:p>
      <text:p text:style-name="P28"/>
      <text:p text:style-name="P14"><text:span text:style-name="T4">JAMAL</text:span></text:p>
      <text:p text:style-name="P20"><text:span text:style-name="T4">Ok non mais je sais pas, pardon ! Je suis avec toi.</text:span></text:p>
      <text:p text:style-name="P5"/>
      <text:p text:style-name="P14"><text:span text:style-name="T4">JEANNE</text:span></text:p>
      <text:p text:style-name="P30"><text:span text:style-name="T5">Merci tu me sauves la vie. Promis ça sera pas long ! </text:span></text:p>
      <text:p text:style-name="P30"><text:span text:style-name="T4">Je pense que si je reste avec toi en ligne et qu’on fait la démarche ensemble ça va prendre, allez, 30 secondes à tout casser. </text:span></text:p>
      <text:p text:style-name="P5"/>
      <text:p text:style-name="P14"><text:span text:style-name="T4">JAMAL</text:span></text:p>
      <text:p text:style-name="P22"><text:soft-page-break/><text:span text:style-name="T4">Hum… On va y arriver hein… mais 30 secondes… je suis pas sûr. Mon lecteur braille est mort, et je fais tout avec la synthèse vocale.</text:span></text:p>
      <text:p text:style-name="P23"/>
      <text:p text:style-name="P22"><text:span text:style-name="T4">JEANNE </text:span></text:p>
      <text:p text:style-name="P22"><text:span text:style-name="T4">C’est quoi la synthèse vocale ? </text:span></text:p>
      <text:p text:style-name="P23"/>
      <text:p text:style-name="P22"><text:span text:style-name="T4">JAMAL</text:span></text:p>
      <text:p text:style-name="P22"><text:span text:style-name="T4">C’est la voix qui lit les écrans, laisse tomber. </text:span></text:p>
      <text:p text:style-name="P5"/>
      <text:p text:style-name="P14"><text:span text:style-name="T4">JEANNE</text:span></text:p>
      <text:p text:style-name="P31"><text:span text:style-name="T4">Mais attends, avec ce truc tu penses que tu peux y arriver quand même ?</text:span></text:p>
      <text:p text:style-name="P5"/>
      <text:p text:style-name="P5"/>
      <text:p text:style-name="P14"><text:span text:style-name="T4">JAMAL</text:span></text:p>
      <text:p text:style-name="P15"><text:span text:style-name="T4">Bah oui, évidement ! Je suis non voyant, je suis pas débile Jeanne. D’accord ? C’est juste que ça prendra pas 30 secondes c’est tout. </text:span></text:p>
      <text:p text:style-name="P5"/>
      <text:p text:style-name="P14"><text:span text:style-name="T4">JEANNE</text:span></text:p>
      <text:p text:style-name="P20"><text:span text:style-name="T4">Oh pardon, excuse-moi Jamal, je ne voulais pas te vexer.</text:span></text:p>
      <text:p text:style-name="P5"/>
      <text:p text:style-name="P14"><text:span text:style-name="T4">JAMAL</text:span></text:p>
      <text:p text:style-name="P27"><text:span text:style-name="T4">Mais non mais c’est bon t’inquiète, t’es stressé je comprends.<text:line-break/> <text:s/>Allez, c’est parti je suis devant mon ordi</text:span></text:p>
      <text:p text:style-name="P28"/>
      <text:p text:style-name="P27"><text:span text:style-name="T4">JEANNE </text:span></text:p>
      <text:p text:style-name="P27"><text:span text:style-name="T4">Cool </text:span></text:p>
      <text:p text:style-name="P5"/>
      <text:p text:style-name="P14"><text:span text:style-name="T2">Synthèse vocale</text:span></text:p>
      <text:p text:style-name="P14"><text:span text:style-name="T10">Astérisque, Astérisque, Astérisque, Astérisque, Astérisque, Astérisque, Astérisque, Astérisque</text:span></text:p>
      <text:p text:style-name="P7"/>
      <text:p text:style-name="P14"><text:span text:style-name="T4">JEANNE</text:span></text:p>
      <text:p text:style-name="P31"><text:span text:style-name="T4">Attends, il se passe quoi là?</text:span></text:p>
      <text:p text:style-name="P32"/>
      <text:p text:style-name="P34"><text:span text:style-name="T4">JAMAL</text:span></text:p>
      <text:p text:style-name="P15"><text:span text:style-name="T4">Bah je rentre mon mot de passe pour déverrouiller mon ordi</text:span></text:p>
      <text:p text:style-name="P5"/>
      <text:p text:style-name="P14"><text:soft-page-break/><text:span text:style-name="T4">JEANNE</text:span></text:p>
      <text:p text:style-name="P15"><text:span text:style-name="T4">Ah ok…</text:span></text:p>
      <text:p text:style-name="P5"/>
      <text:p text:style-name="P14"><text:span text:style-name="T2">Synthèse vocale</text:span></text:p>
      <text:p text:style-name="P15"><text:span text:style-name="T2">- GO Chrome - Nouvel onglet GO Chrome - champs à remplir - tapez pour saisir du texte dans ce champs</text:span></text:p>
      <text:p text:style-name="P16"/>
      <text:p text:style-name="P15"><text:span text:style-name="T4">JAMAL </text:span></text:p>
      <text:p text:style-name="P15"><text:span text:style-name="T4">Alors, Ameli…</text:span></text:p>
      <text:p text:style-name="P5"/>
      <text:p text:style-name="P14"><text:span text:style-name="T2">Synthèse vocale</text:span></text:p>
      <text:p text:style-name="P14"><text:span text:style-name="T2">Ameli - assurance maladie - fenêtre lien - lien menu - pour cliquer sur ce lien appuyez sur contrôle…</text:span></text:p>
      <text:p text:style-name="P18"/>
      <text:p text:style-name="P15"><text:span text:style-name="T4">JEANNE</text:span></text:p>
      <text:p text:style-name="P15"><text:span text:style-name="T4">Waouw…</text:span></text:p>
      <text:p text:style-name="P18"/>
      <text:p text:style-name="P15"><text:span text:style-name="T4">JAMAL</text:span></text:p>
      <text:p text:style-name="P15"><text:span text:style-name="T4">Bienvenue dans mon monde</text:span></text:p>
      <text:p text:style-name="P18"/>
      <text:p text:style-name="P14"><text:span text:style-name="T2">Synthèse vocale</text:span></text:p>
      <text:p text:style-name="P35"><text:span text:style-name="T2">Lien - Mon compte - pour cliquer sur ce lien appuyez sur contrôle</text:span></text:p>
      <text:p text:style-name="P5"/>
      <text:p text:style-name="P14"><text:span text:style-name="T4">JEANNE</text:span></text:p>
      <text:p text:style-name="P20"><text:span text:style-name="T4">Attends, on peut pas faire sans la voix ? Je te jure, </text:span><text:span text:style-name="T5">ça me pète les oreilles ton truc</text:span></text:p>
      <text:p text:style-name="P21"/>
      <text:p text:style-name="P20"><text:span text:style-name="T4">JAMAL</text:span></text:p>
      <text:p text:style-name="P8"><text:span text:style-name="T4">Ah mais si si si, on peut faire sans la voix… mais pour faire sans la voix il faut VOIR l'ÉCRAN Jeanne</text:span></text:p>
      <text:p text:style-name="P6"/>
      <text:p text:style-name="P8"><text:span text:style-name="T4">JEANNE</text:span></text:p>
      <text:p text:style-name="P8"><text:span text:style-name="T4">Oui.. Pardon ! Excuse-moi, excuse-moi, je me tais !</text:span></text:p>
      <text:p text:style-name="P5"/>
      <text:p text:style-name="P14"><text:span text:style-name="T4">JAMAL</text:span></text:p>
      <text:p text:style-name="P20"><text:span text:style-name="T5">C’est pas grave, c’est pas grave, t’inquiètes !</text:span></text:p>
      <text:p text:style-name="P5"/>
      <text:p text:style-name="P14"><text:span text:style-name="T2">Synthèse vocale</text:span></text:p>
      <text:p text:style-name="P15"><text:span text:style-name="T2">Lien - actualité - lien - droits et démarches</text:span></text:p>
      <text:p text:style-name="P16"/>
      <text:p text:style-name="P15"><text:soft-page-break/><text:span text:style-name="T4">JEANNE</text:span></text:p>
      <text:p text:style-name="P15"><text:span text:style-name="T4">Oh mais je te jure, ça rend dingue…</text:span></text:p>
      <text:p text:style-name="P5"/>
      <text:p text:style-name="P14"><text:span text:style-name="T4">JAMAL</text:span></text:p>
      <text:p text:style-name="P31"><text:span text:style-name="T4">Ah bah alors, je raccroche, on arrête ?</text:span></text:p>
      <text:p text:style-name="P32"/>
      <text:p text:style-name="P31"><text:span text:style-name="T4">JEANNE</text:span></text:p>
      <text:p text:style-name="P31"><text:span text:style-name="T4">Haha, très marrant…</text:span></text:p>
      <text:p text:style-name="P12"/>
      <text:p text:style-name="P14"><text:span text:style-name="T2">Synthèse vocale</text:span></text:p>
      <text:p text:style-name="P15"><text:span text:style-name="T2">Lien - compte Ameli - pour cliquer sur ce lien appuyez sur contrôle</text:span></text:p>
      <text:p text:style-name="P5"/>
      <text:p text:style-name="P14"><text:span text:style-name="T4">JAMAL:</text:span></text:p>
      <text:p text:style-name="P20"><text:span text:style-name="T4">En plus là je l’ai mis en mode lent, je peux peut-être passer la 5ème effectivement ! </text:span></text:p>
      <text:p text:style-name="P5"/>
      <text:p text:style-name="P14"><text:span text:style-name="T2">Synthèse vocale</text:span></text:p>
      <text:p text:style-name="P36"><text:span text:style-name="T2">Numéro de sécurité sociale - Vous êtes actuellement sur “champ de texte”, tapez pour saisir du texte dans ce champ</text:span></text:p>
      <text:p text:style-name="P5"/>
      <text:p text:style-name="P14"><text:span text:style-name="T4">JEANNE</text:span></text:p>
      <text:p text:style-name="P20"><text:span text:style-name="T5">Waouw… attends, je suis complètement perdue là, comment tu fais toi ?</text:span></text:p>
      <text:p text:style-name="P5"/>
      <text:p text:style-name="P14"><text:span text:style-name="T4">JAMAL</text:span></text:p>
      <text:p text:style-name="P37"><text:span text:style-name="T4">Ah mais si là t’es perdue mais toi tu péterais un câble avec la plupart des autres sites… Tu sais qu’il y a des sites qui ne sont même pas conçus pour être lus correctement par le lecteur d’écran. </text:span></text:p>
      <text:p text:style-name="P37"><text:span text:style-name="T4">Non non franchement là le site de la Sécu il marche bien.</text:span></text:p>
      <text:p text:style-name="P5"/>
      <text:p text:style-name="P14"><text:span text:style-name="T4">JEANNE</text:span><text:span text:style-name="T12"> </text:span></text:p>
      <text:p text:style-name="P15"><text:span text:style-name="T4">Et ben mec, je suis super impressionnée. Franchement, bravo !</text:span></text:p>
      <text:p text:style-name="P5"/>
      <text:p text:style-name="P14"><text:span text:style-name="T4">JAMAL</text:span></text:p>
      <text:p text:style-name="P14"><text:span text:style-name="T4">Et ben merci… </text:span></text:p>
      <text:p text:style-name="P15"><text:span text:style-name="T4">Ok, maintenant il me faut ton numéro de Sécu. </text:span></text:p>
      <text:p text:style-name="P5"/>
      <text:p text:style-name="P14"><text:span text:style-name="T4">JEANNE</text:span></text:p>
      <text:p text:style-name="P20"><text:soft-page-break/><text:span text:style-name="T4">Ah euh… 2… 89…</text:span></text:p>
      <text:p text:style-name="P5"/>
      <text:p text:style-name="P14"><text:span text:style-name="T4">JAMAL</text:span></text:p>
      <text:p text:style-name="P20"><text:span text:style-name="T4">Ah ok super donc t’es une femme née en 1989…</text:span></text:p>
      <text:p text:style-name="P20"><text:span text:style-name="T4">Tu connais pas la suite ? </text:span></text:p>
      <text:p text:style-name="P21"/>
      <text:p text:style-name="P20"><text:span text:style-name="T4">JEANNE </text:span></text:p>
      <text:p text:style-name="P38"><text:span text:style-name="T4">Tu connais ton numéro de Sécu par cœur peut-être ?</text:span></text:p>
      <text:p text:style-name="P40"/>
      <text:p text:style-name="P41"><text:span text:style-name="T4">JAMAL </text:span></text:p>
      <text:p text:style-name="P41"><text:span text:style-name="T4">Oui…</text:span></text:p>
      <text:p text:style-name="P40"/>
      <text:p text:style-name="P14"><text:span text:style-name="T4">JEANNE</text:span></text:p>
      <text:p text:style-name="P14"><text:span text:style-name="T4">Ok et bah c’est bien, écoute… Attends ! Je sais, il va falloir que tu ailles sur mes mails. Je me suis auto-envoyé un mail avec toutes mes infos et mes mots de passe importants. </text:span></text:p>
      <text:p text:style-name="P5"/>
      <text:p text:style-name="P14"><text:span text:style-name="T4">JAMAL</text:span></text:p>
      <text:p text:style-name="P15"><text:span text:style-name="T4">Jeanne ! Il faut pas faire ça, c’est pas bien einh</text:span></text:p>
      <text:p text:style-name="P5"/>
      <text:p text:style-name="P14"><text:span text:style-name="T4">JEANNE</text:span></text:p>
      <text:p text:style-name="P15"><text:span text:style-name="T4">Et ben je l’effacerai QUAND JE REVIENDRAI DE COLOMBIE !</text:span></text:p>
      <text:p text:style-name="P5"/>
      <text:p text:style-name="P14"><text:span text:style-name="T4">JAMAL</text:span></text:p>
      <text:p text:style-name="P15"><text:span text:style-name="T4">OK OK OK ¡ Cálmate por favor ! J’y vais</text:span></text:p>
      <text:p text:style-name="P19"/>
      <text:p text:style-name="P15"><text:span text:style-name="T2">Synthèse vocale </text:span></text:p>
      <text:p text:style-name="P15"><text:span text:style-name="T2">Fenêtre GOMail- remplir champs </text:span></text:p>
      <text:p text:style-name="P5"/>
      <text:p text:style-name="P14"><text:span text:style-name="T4">JAMAL</text:span></text:p>
      <text:p text:style-name="P31"><text:span text:style-name="T4">Ok, j’ai rentré ton identifiant. Maintenant il me faut ton mot de passe ?</text:span></text:p>
      <text:p text:style-name="P5"/>
      <text:p text:style-name="P14"><text:span text:style-name="T4">JEANNE</text:span></text:p>
      <text:p text:style-name="P35"><text:span text:style-name="T4">Ok, alors c’est mon nom de famille et ma date de naissance, donc, Monier et</text:span></text:p>
      <text:p text:style-name="P5"/>
      <text:p text:style-name="P14"><text:span text:style-name="T4">JAMAL</text:span></text:p>
      <text:p text:style-name="P15"><text:span text:style-name="T4">et ta date de naissance je la connais parce que je suis un excellent voisin… Ok… </text:span></text:p>
      <text:p text:style-name="P5"><text:soft-page-break/></text:p>
      <text:p text:style-name="P15"><text:span text:style-name="T4">JEANNE</text:span></text:p>
      <text:p text:style-name="P15"><text:span text:style-name="T4">Merci !</text:span></text:p>
      <text:p text:style-name="P18"/>
      <text:p text:style-name="P33"><text:span text:style-name="T2">Synthèse vocale</text:span></text:p>
      <text:p text:style-name="P33"><text:span text:style-name="T2">- mail - objet : info importante - Corps du mail - numéro de Sécurité de sociale: 2, 89</text:span></text:p>
      <text:p text:style-name="P29"/>
      <text:p text:style-name="P14"><text:span text:style-name="T4">JAMAL</text:span></text:p>
      <text:p text:style-name="P15"><text:span text:style-name="T4">Alors, je tape ton numéro de Sécu… </text:span></text:p>
      <text:p text:style-name="P15"><text:span text:style-name="T4">Ok… copier, coller , très bien. Maintenant, le mot de passe…</text:span></text:p>
      <text:p text:style-name="P5"/>
      <text:p text:style-name="P14"><text:span text:style-name="T2">Synthèse vocale</text:span></text:p>
      <text:p text:style-name="P15"><text:span text:style-name="T2">Mot de passe Ameli : Monier</text:span></text:p>
      <text:p text:style-name="P5"/>
      <text:p text:style-name="P14"><text:span text:style-name="T4">JAMAL</text:span></text:p>
      <text:p text:style-name="P31"><text:span text:style-name="T4">Mais non Jeanne me dit pas que c’est le même mot de passe pour tous les comptes ! Il ne faut jamais faire ça !</text:span></text:p>
      <text:p text:style-name="P5"/>
      <text:p text:style-name="P14"><text:span text:style-name="T4">JEANNE</text:span></text:p>
      <text:p text:style-name="P15"><text:span text:style-name="T4">Ohlala ça va écoute, finis je t’en supplie, là je suis en train de transpirer de l’oreille…</text:span></text:p>
      <text:p text:style-name="P5"/>
      <text:p text:style-name="P14"><text:span text:style-name="T2">Synthèse vocale</text:span></text:p>
      <text:p text:style-name="P27"><text:span text:style-name="T2">Fenêtre - Ameli - remplir champ - coller - remplir champ - mon code personnel - coller</text:span></text:p>
      <text:p text:style-name="P5"/>
      <text:p text:style-name="P14"><text:span text:style-name="T4">JEANNE</text:span></text:p>
      <text:p text:style-name="P20"><text:span text:style-name="T4">Tu y es ?</text:span></text:p>
      <text:p text:style-name="P5"/>
      <text:p text:style-name="P14"><text:span text:style-name="T4">JAMAL</text:span></text:p>
      <text:p text:style-name="P20"><text:span text:style-name="T4">Presque, voilà, faut juste que tu patientes trente minutes et on est bon..</text:span></text:p>
      <text:p text:style-name="P5"/>
      <text:p text:style-name="P14"><text:span text:style-name="T4">JEANNE</text:span></text:p>
      <text:p text:style-name="P15"><text:span text:style-name="T4">JAMAL!</text:span></text:p>
      <text:p text:style-name="P39"/>
      <text:p text:style-name="P14"><text:span text:style-name="T4">JAMAL</text:span></text:p>
      <text:p text:style-name="P20"><text:span text:style-name="T4">Oh ça va je plaisante , c’est juste que tu comprends pas la blague, c’est pas grave… </text:span></text:p>
      <text:p text:style-name="P20"><text:soft-page-break/><text:span text:style-name="T4">Voilà, ça y est, c’est bon, j’ai ton attestation de vaccination !</text:span></text:p>
      <text:p text:style-name="P13"/>
      <text:p text:style-name="P14"><text:span text:style-name="T4">JEANNE</text:span></text:p>
      <text:p text:style-name="P14"><text:span text:style-name="T4">Oh, super merci ! </text:span></text:p>
      <text:p text:style-name="P14"><text:span text:style-name="T4">Alors je te file le mail de la meuf de l’embarquement:</text:span></text:p>
      <text:p text:style-name="P14"><text:span text:style-name="T4">maria.frances@Latamairlines.com. comme ça se prononce.</text:span></text:p>
      <text:p text:style-name="P13"/>
      <text:p text:style-name="P14"><text:span text:style-name="T2">Synthèse vocale</text:span></text:p>
      <text:p text:style-name="P27"><text:span text:style-name="T2">Fenêtre - mail - adresse mail - message envoyé</text:span></text:p>
      <text:p text:style-name="P13"/>
      <text:p text:style-name="P14"><text:span text:style-name="T4">JAMAL</text:span></text:p>
      <text:p text:style-name="P14"><text:span text:style-name="T4">C’est bon, message envoyé !</text:span></text:p>
      <text:p text:style-name="P13"/>
      <text:p text:style-name="P14"><text:span text:style-name="T4">JEANNE </text:span></text:p>
      <text:p text:style-name="P14"><text:span text:style-name="T4">Yes ! T’es mon hero ! </text:span></text:p>
      <text:p text:style-name="P13"/>
      <text:p text:style-name="P14"><text:span text:style-name="T4">JAMAL</text:span></text:p>
      <text:p text:style-name="P14"><text:span text:style-name="T4"><text:s/>Attends, attends... Je crois que j’ai fais une connerie, il faut que je renvoie un mail...</text:span></text:p>
      <text:p text:style-name="P18"/>
      <text:p text:style-name="P15"><text:span text:style-name="T4">JEANNE </text:span></text:p>
      <text:p text:style-name="P15"><text:span text:style-name="T4">QUOI ??? </text:span></text:p>
      <text:p text:style-name="P17"/>
      <text:p text:style-name="P15"><text:span text:style-name="T4">JAMAL </text:span></text:p>
      <text:p text:style-name="P15"><text:span text:style-name="T4">Comment on dit en espagnol “avec la pièce jointe c’est mieux” ? </text:span></text:p>
      <text:p text:style-name="P18"/>
      <text:p text:style-name="P15"><text:span text:style-name="T4">JEANNE </text:span></text:p>
      <text:p text:style-name="P15"><text:span text:style-name="T4">Non mais tu déconnes là ? </text:span></text:p>
      <text:p text:style-name="P18"/>
      <text:p text:style-name="P15"><text:span text:style-name="T4">JAMAL </text:span></text:p>
      <text:p text:style-name="P15"><text:span text:style-name="T4">Exact ! Tu vois tu progresses ! Allez file tu va rater ton avion ! </text:span></text:p>
      <text:p text:style-name="P18"/>
      <text:p text:style-name="P15"><text:span text:style-name="T4">JEANNE </text:span></text:p>
      <text:p text:style-name="P15"><text:span text:style-name="T4">Hahaha mais t’es trop con toi! </text:span></text:p>
      <text:p text:style-name="P18"/>
      <text:p text:style-name="P15"><text:span text:style-name="T4">JAMAL </text:span></text:p>
      <text:p text:style-name="P15"><text:span text:style-name="T4">Mais moi aussi je t’embrasse ! </text:span></text:p>
      <text:p text:style-name="P18"/>
      <text:p text:style-name="P15"><text:soft-page-break/><text:span text:style-name="T4">JEANNE </text:span></text:p>
      <text:p text:style-name="P15"><text:span text:style-name="T4">Merci, tu m’as sauvé la vie ! </text:span></text:p>
      <text:p text:style-name="P18"/>
      <text:p text:style-name="P15"><text:span text:style-name="T4">JAMAL</text:span></text:p>
      <text:p text:style-name="P15"><text:span text:style-name="T4"><text:s/>Allez !</text:span></text:p>
      <text:p text:style-name="P18"/>
      <text:p text:style-name="P15"><text:span text:style-name="T4">JEANNE</text:span></text:p>
      <text:p text:style-name="P15"><text:span text:style-name="T4">Muchas gracias ! </text:span></text:p>
      <text:p text:style-name="P18"/>
      <text:p text:style-name="P15"><text:span text:style-name="T4">JAMAL </text:span></text:p>
      <text:p text:style-name="P15"><text:span text:style-name="T4">Oui, c’est ça ! </text:span></text:p>
      <text:p text:style-name="P18"/>
      <text:p text:style-name="P15"><text:span text:style-name="T4">JEANNE </text:span></text:p>
      <text:p text:style-name="P15"><text:span text:style-name="T4">Je te rapporterai un petit cadeau d’ici.</text:span></text:p>
      <text:p text:style-name="P18"/>
      <text:p text:style-name="P15"><text:span text:style-name="T4">JAMAL</text:span></text:p>
      <text:p text:style-name="P15"><text:span text:style-name="T4">Bah j’espère bien !</text:span></text:p>
      <text:p text:style-name="P18"/>
      <text:p text:style-name="P15"><text:span text:style-name="T4">JEANNE </text:span></text:p>
      <text:p text:style-name="P15"><text:span text:style-name="T4">Bisous !</text:span></text:p>
      <text:p text:style-name="P18"/>
      <text:p text:style-name="P15"><text:span text:style-name="T4">JAMAL</text:span></text:p>
      <text:p text:style-name="P15"><text:span text:style-name="T4"><text:s/>Allez besos, besos muchos ! </text:span></text:p>
      <text:p text:style-name="P18"/>
      <text:p text:style-name="P15"><text:span text:style-name="T4">JEANNE</text:span></text:p>
      <text:p text:style-name="P15"><text:span text:style-name="T4">Besos, bye bye !</text:span></text:p>
      <text:p text:style-name="P18"/>
      <text:p text:style-name="P15"><text:span text:style-name="T8">Jeanne retourne au guichet de l’aéroport, montre son pass sanitaire et réussit à prendre son avion. </text:span></text:p>
      <text:p text:style-name="P17"/>
      <text:p text:style-name="P17"/>
      <text:p text:style-name="P15"><text:span text:style-name="T4">Voix-off</text:span></text:p>
      <text:p text:style-name="P18"/>
      <text:p text:style-name="P18"/>
      <text:p text:style-name="P8"><text:span text:style-name="T7">Vous venez d'écouter le deuxième épisode d'« Appuyez sur la touche étoile », </text:span><text:span text:style-name="T13">une série audio proposée par la Direction interministérielle du numérique.</text:span></text:p>
      <text:p text:style-name="P9"/>
      <text:p text:style-name="P1"><text:span text:style-name="T14">Que nous soyons en situation de handicap, que nous soyons peu ou très à l'aise avec le numérique ou avec le langage administratif, nous devons tous avoir un accès égal à nos services publics. Si </text:span><text:soft-page-break/><text:span text:style-name="T14">un site est correctement conçu, les personnes ayant des problèmes auditifs, cognitifs, moteurs ou visuels ne seront pas empêchés par leur handicap, comme Jamal qui navigue à toute allure sur le site de l'Assurance Maladie grâce à sa synthèse vocale.</text:span></text:p>
      <text:p text:style-name="P3"/>
      <text:p text:style-name="P1"><text:span text:style-name="T14">« Appuyez sur la touche étoile » est une série audio de la Direction interministérielle du numérique. Elle a été produite par Soukaïna Qabbal pour Louie Creative, l'agence de création de contenus audio de Louie Media.</text:span></text:p>
      <text:p text:style-name="P1"><text:span text:style-name="T14">Réalisation sonore : Pierre Bariaud</text:span></text:p>
      <text:p text:style-name="P1"><text:span text:style-name="T14">Scénario : Yacine Belhousse</text:span></text:p>
      <text:p text:style-name="P1"><text:span text:style-name="T14">Composition musicale : Jocelyn Robert et Manuel Sanchez</text:span></text:p>
      <text:p text:style-name="P1"><text:span text:style-name="T14">dans le rôle de Jeanne : Charlotte Campana</text:span></text:p>
      <text:p text:style-name="P1"><text:span text:style-name="T14">dans le rôle de Jamal : Nicolas Berno</text:span></text:p>
      <text:p text:style-name="P1"><text:span text:style-name="T14">Un grand merci au FIPHFP, le Fonds pour l'Insertion des Personnes Handicapées dans la Fonction Publique, pour son soutien sans lequel cette série n'aurait pas pu voir le jour.</text:span></text:p>
      <text:p text:style-name="P1"><text:span text:style-name="T14">À bientôt.</text:span></text:p>
      <text:p text:style-name="P4"/>
      <text:p text:style-name="P4"/>
      <text:p text:style-name="P4"/>
      <text:p text:style-name="P2"/>
      <text:p text:style-name="P2"/>
      <text:p text:style-name="P2"/>
      <text:p text:style-name="Standard"/>
      <text:p text:style-name="P10"/>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itre_20_Car" style:display-name="Titre Car" style:family="text" style:parent-style-name="Default_20_Paragraph_20_Font">
      <style:text-properties fo:font-size="26pt" style:font-size-asian="26pt"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creator>BRUNELLI Anthony</dc:creator>
    <meta:editing-cycles>5</meta:editing-cycles>
    <meta:creation-date>2024-02-02T15:23:00</meta:creation-date>
    <dc:date>2024-02-02T15:51:00</dc:date>
    <meta:editing-duration>PT28M</meta:editing-duration>
    <meta:generator>LibreOffice/7.0.2.2$MacOSX_X86_64 LibreOffice_project/8349ace3c3162073abd90d81fd06dcfb6b36b994</meta:generator>
    <meta:document-statistic meta:table-count="0" meta:image-count="0" meta:object-count="0" meta:page-count="10" meta:paragraph-count="214" meta:word-count="1546" meta:character-count="8256" meta:non-whitespace-character-count="6860"/>
    <meta:user-defined meta:name="AppVersion">16.0000</meta:user-defined>
    <meta:user-defined meta:name="Company">Ministere Finan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